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25.698cm" fo:break-before="page" table:align="margins"/>
    </style:style>
    <style:style style:name="Table2.A" style:family="table-column">
      <style:table-column-properties style:column-width="3.671cm" style:rel-column-width="9360*"/>
    </style:style>
    <style:style style:name="Table2.D" style:family="table-column">
      <style:table-column-properties style:column-width="3.672cm" style:rel-column-width="9365*"/>
    </style:style>
    <style:style style:name="Table2.G" style:family="table-column">
      <style:table-column-properties style:column-width="3.674cm" style:rel-column-width="937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5" style:family="table-row">
      <style:table-row-properties style:min-row-height="0.642cm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fo:color="#660000"/>
    </style:style>
    <style:style style:name="T2" style:family="text">
      <style:text-properties fo:color="#000000"/>
    </style:style>
    <style:style style:name="T3" style:family="text">
      <style:text-properties fo:color="#008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st environment and command line</text:h>
      <text:h text:style-name="Heading_20_2" text:outline-level="2">ENV/$environment/$env</text:h>
      <text:p text:style-name="Standard"/>
      <text:p text:style-name="Standard">$environment is a global </text:p>
      <text:p text:style-name="Standard">$environment is passed to run_all_tests() and run_test() as $env. $env is added to with variables local for that test.</text:p>
      <text:p text:style-name="Standard"/>
      <text:p text:style-name="Standard">This is a horrible mess.</text:p>
      <text:p text:style-name="Standard"/>
      <text:p text:style-name="Standard">For proc_open(), $env is an array containing environmental variables for the process to be run, or null if it is to be the same as the current process.</text:p>
      <text:p text:style-name="Standard"/>
      <text:p text:style-name="Standard">The array $_ENV is set at script start up time and not changed, so using putenv does change the env vars, but does not change $_ENV.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2"/>
        <table:table-column table:style-name="Table2.G"/>
        <table:table-row>
          <table:table-cell table:style-name="Table2.A1" office:value-type="string">
            <text:p text:style-name="Table_20_Contents">Variable Name</text:p>
          </table:table-cell>
          <table:table-cell table:style-name="Table2.A1" office:value-type="string">
            <text:p text:style-name="Table_20_Contents">ENV </text:p>
          </table:table-cell>
          <table:table-cell table:style-name="Table2.A1" office:value-type="string">
            <text:p text:style-name="Table_20_Contents">in $env as</text:p>
          </table:table-cell>
          <table:table-cell table:style-name="Table2.A1" office:value-type="string">
            <text:p text:style-name="Table_20_Contents">In $environment as</text:p>
          </table:table-cell>
          <table:table-cell table:style-name="Table2.A1" office:value-type="string">
            <text:p text:style-name="Table_20_Contents">Commandline</text:p>
          </table:table-cell>
          <table:table-cell table:style-name="Table2.A1" office:value-type="string">
            <text:p text:style-name="Table_20_Contents">Comments</text:p>
          </table:table-cell>
          <table:table-cell table:style-name="Table2.G1" office:value-type="string">
            <text:p text:style-name="Table_20_Contents">putenv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SH_CLIE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y (=deleted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SH_AUTH_SOC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y (=deleted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SH_TT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y (=deleted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SH_CONNECTIO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y (=deleted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EST_PHP_SRCDI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php</text:p>
          </table:table-cell>
          <table:table-cell table:style-name="Table2.A2" office:value-type="string">
            <text:p text:style-name="Table_20_Contents">TEST_PHP_EXECUTABLE</text:p>
          </table:table-cell>
          <table:table-cell table:style-name="Table2.A2" office:value-type="string">
            <text:p text:style-name="Table_20_Contents">yes - passed</text:p>
          </table:table-cell>
          <table:table-cell table:style-name="Table2.A2" office:value-type="string">
            <text:p text:style-name="Table_20_Contents">TEST_PHP_EXECUTABLE</text:p>
          </table:table-cell>
          <table:table-cell table:style-name="Table2.A2" office:value-type="string">
            <text:p text:style-name="Table_20_Contents">p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y </text:p>
          </table:table-cell>
        </table:table-row>
        <table:table-row>
          <table:table-cell table:style-name="Table2.A2" office:value-type="string">
            <text:p text:style-name="Table_20_Contents">$php_cgi</text:p>
          </table:table-cell>
          <table:table-cell table:style-name="Table2.A2" office:value-type="string">
            <text:p text:style-name="Table_20_Contents">TEST_PHP_CGI_EXECUTABLE</text:p>
          </table:table-cell>
          <table:table-cell table:style-name="Table2.A2" office:value-type="string">
            <text:p text:style-name="Table_20_Contents">yes - passed</text:p>
          </table:table-cell>
          <table:table-cell table:style-name="Table2.A2" office:value-type="string">
            <text:p text:style-name="Table_20_Contents">TEST_PHP_CGI_EXECUTAB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log_format</text:p>
          </table:table-cell>
          <table:table-cell table:style-name="Table2.A2" office:value-type="string">
            <text:p text:style-name="Table_20_Contents">TEST_PHP_LOG_FORMAT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DETAILED</text:p>
          </table:table-cell>
          <table:table-cell table:style-name="Table2.A2" office:value-type="string">
            <text:p text:style-name="Table_20_Contents">TEST_PHP_DETAILED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-verbose</text:p>
            <text:p text:style-name="Table_20_Contents">v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user_tests (array)</text:p>
          </table:table-cell>
          <table:table-cell table:style-name="Table2.A2" office:value-type="string">
            <text:p text:style-name="Table_20_Contents">TEST_PHP_USER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NO_INTERACTION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q</text:p>
          </table:table-cell>
          <table:table-cell table:style-name="Table2.A2" office:value-type="string">
            <text:p text:style-name="Table_20_Contents">Is always set=1 for &gt; one test file. Line 737.</text:p>
          </table:table-cell>
          <table:table-cell table:style-name="Table2.G2" office:value-type="string">
            <text:p text:style-name="Table_20_Contents">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HP_AUTOCONF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C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 table:style-name="Table2.15">
          <table:table-cell table:style-name="Table2.A2" office:value-type="string">
            <text:p text:style-name="Table_20_Contents">$argv</text:p>
          </table:table-cell>
          <table:table-cell table:style-name="Table2.A2" office:value-type="string">
            <text:p text:style-name="Table_20_Contents">TEST_PHP_ARGS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EST_TIMEOUT</text:p>
          </table:table-cell>
          <table:table-cell table:style-name="Table2.A2" office:value-type="string">
            <text:p text:style-name="Table_20_Contents">--set-timout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KIP_SLOW_TESTS</text:p>
          </table:table-cell>
          <table:table-cell table:style-name="Table2.A2" office:value-type="string">
            <text:p text:style-name="Table_20_Contents">x</text:p>
          </table:table-cell>
          <table:table-cell table:style-name="Table2.A2" office:value-type="string">
            <text:p text:style-name="Table_20_Contents">Is set with commandline flag x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REPORT_EXIT_STATUS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G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EST_PHP_ERROR_STY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iether MSVC or EMACS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NO_PHPTEST_SUMMAR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EDIRECT_STATU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QUERY_STR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ATH_TRANSLATE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CRIPT_FILE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EQUEST_METHO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ONTENT_TYP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ONTENT_LENGTH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USE_ZEND_ALLOC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ependent on $leak_check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HTTP_COOKI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ONTENT_TYP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ONTENT_LENGTH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EQUEST_METHO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HTTP_CONTENT_ENCOD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failed_tests_fi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w</text:p>
          </table:table-cell>
          <table:table-cell table:style-name="Table2.A2" office:value-type="string">
            <text:p text:style-name="Table_20_Contents">write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failed_tests_fi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a</text:p>
          </table:table-cell>
          <table:table-cell table:style-name="Table2.A2" office:value-type="string">
            <text:p text:style-name="Table_20_Contents">append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conf_passe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pan text:style-name="T1">$ini_overwrites</text:span><text:span text:style-name="T2">[]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pan text:style-name="T1">$cfg</text:span><text:span text:style-name="T2">[</text:span><text:span text:style-name="T3">'keep'</text:span><text:span text:style-name="T2">][</text:span><text:span text:style-name="T1">$file</text:span><text:span text:style-name="T2">]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keep-all</text:p>
          </table:table-cell>
          <table:table-cell table:style-name="Table2.A2" office:value-type="string">
            <text:p text:style-name="Table_20_Contents">Which output files to keep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leak_check</text:p>
            <text:p text:style-name="Table_20_Contents">$valgrind_cmd</text:p>
            <text:p text:style-name="Table_20_Contents">$valgrind_header</text:p>
            <text:p text:style-name="Table_20_Contents">$replace_cou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m</text:p>
          </table:table-cell>
          <table:table-cell table:style-name="Table2.A2" office:value-type="string">
            <text:p text:style-name="Table_20_Contents">memory checks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pass_option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n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no_clea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no-clean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output_file</text:p>
            <text:p text:style-name="Table_20_Contents">$just_save_result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pan text:style-name="T1">$cfg</text:span><text:span text:style-name="T2">[</text:span><text:span text:style-name="T3">'show'</text:span><text:span text:style-name="T2">][</text:span><text:span text:style-name="T1">$file</text:span><text:span text:style-name="T2">]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show-all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$temp_sourc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temp-sour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temp_target</text:p>
            <text:p text:style-name="Table_20_Contents">$temp_urlbas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temp-target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temp_urlbas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temp-urlbas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html_file</text:p>
            <text:p text:style-name="Table_20_Contents">$html_sourc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html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--version</text:p>
          </table:table-cell>
          <table:table-cell table:style-name="Table2.A2" office:value-type="string">
            <text:p text:style-name="Table_20_Contents">Nothing set just echos version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test_files</text:p>
            <text:p text:style-name="Table_20_Contents">$test_li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l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redir_tests</text:p>
            <text:p text:style-name="Table_20_Contents">$test_li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/>
      <text:h text:style-name="P1" text:outline-level="2">Command line</text:h>
      <text:p text:style-name="Text_20_body">The command line us constructed from:</text:p>
      <text:p text:style-name="Text_20_body">$php (=TESTS_PHP_EXECUATBLE)</text:p>
      <text:p text:style-name="Text_20_body">$pass_options (=set by command line option 'n')</text:p>
      <text:p text:style-name="Text_20_body">$ini_settings (= Formed from ini_overwrites and the INI section, no commandline or environmental variable setting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DejaVu Sans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8-10-17T11:22:25</meta:creation-date>
    <dc:creator>zoe</dc:creator>
    <dc:date>2008-10-20T17:48:37</dc:date>
    <meta:printed-by>zoe</meta:printed-by>
    <meta:print-date>2008-10-17T16:09:27</meta:print-date>
    <meta:editing-cycles>5</meta:editing-cycles>
    <meta:editing-duration>PT5H17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5" meta:word-count="374" meta:character-count="2109"/>
  </office:meta>
</office:document-meta>
</file>